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izzare discipline particolari con livelli disponibili</text:p>
      <text:p text:style-name="Standard"/>
      <text:p text:style-name="Standard">select disciplina.*,livello.*,livellidisciplina.CostoMensile,livellidisciplina.MaxIscrittiTurno<text:line-break/>from disciplina inner join (livello inner join livellidisciplina on livello.nomelivello = livellidisciplina.Livello) on livellidisciplina.Disciplina = disciplina.nomedisciplina<text:line-break/>where disciplina.nomedisciplina='atletica'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0M27S</meta:editing-duration>
    <meta:editing-cycles>3</meta:editing-cycles>
    <meta:generator>OpenOffice/4.1.2$Win32 OpenOffice.org_project/412m3$Build-9782</meta:generator>
    <dc:date>2017-02-26T23:13:58.97</dc:date>
    <meta:document-statistic meta:table-count="0" meta:image-count="0" meta:object-count="0" meta:page-count="1" meta:paragraph-count="2" meta:word-count="26" meta:character-count="375"/>
    <dc:creator>matteo mello</dc:creator>
    <meta:user-defined meta:name="Info 1"/>
    <meta:user-defined meta:name="Info 2"/>
    <meta:user-defined meta:name="Info 3"/>
    <meta:user-defined meta:name="Info 4"/>
  </office:meta>
</office:document-meta>
</file>